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SNAKY PARTICLES</text:p>
      <text:p text:style-name="Standard"/>
      <text:p text:style-name="Standard">Webfest 2015 @ CERN</text:p>
      <text:p text:style-name="Standard"/>
      <text:p text:style-name="Standard"/>
      <text:p text:style-name="Standard">TEAM:<text:tab/>Kevin Heinicke</text:p>
      <text:p text:style-name="Standard"><text:tab/><text:tab/>Luca Ambroz</text:p>
      <text:p text:style-name="Standard"><text:tab/><text:tab/>John Lång</text:p>
      <text:p text:style-name="Standard"><text:tab/><text:tab/>Dimar ...</text:p>
      <text:p text:style-name="Standard"><text:tab/><text:tab/>Pirate ...</text:p>
      <text:p text:style-name="Standard"><text:tab/><text:tab/>Jan-Hendrik Arling</text:p>
      <text:p text:style-name="Standard"/>
      <text:p text:style-name="Standard"/>
      <text:p text:style-name="Standard">The Idea</text:p>
      <text:p text:style-name="Standard"/>
      <text:p text:style-name="Standard">create an educational particle physics game based on the game play of Snake</text:p>
      <text:p text:style-name="Standard"/>
      <text:p text:style-name="Standard"/>
      <text:p text:style-name="Standard">The goals before</text:p>
      <text:p text:style-name="Standard"><text:line-break/>create a singleplayer (animations of the snake as single scientists, collect particles which can decay)</text:p>
      <text:p text:style-name="Standard"/>
      <text:p text:style-name="Standard">create a multiplayer</text:p>
      <text:p text:style-name="Standard"/>
      <text:p text:style-name="Standard"/>
      <text:p text:style-name="Standard">The achieved goals</text:p>
      <text:p text:style-name="Standard"/>
      <text:p text:style-name="Standard">a demo game is working</text:p>
      <text:p text:style-name="Standard"/>
      <text:p text:style-name="Standard">the scientists are animated, the snake is growing due to eating particles, particles are able to decay, an educational part is included</text:p>
      <text:p text:style-name="Standard"/>
      <text:p text:style-name="Standard"/>
      <text:p text:style-name="Standard">The improvements for the future</text:p>
      <text:p text:style-name="Standard"/>
      <text:p text:style-name="Standard">integrate more particle with a greater variety of decay modes</text:p>
      <text:p text:style-name="Standard"/>
      <text:p text:style-name="Standard">based on the singleplayer expand to a multiplayer version with competing snakes alis collaborations</text:p>
      <text:p text:style-name="Standard"/>
      <text:p text:style-name="Standard"/>
      <text:p text:style-name="Standard">The actual game</text:p>
      <text:p text:style-name="Standard"/>
      <text:p text:style-name="Standard">let's a live demonstration..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14:45:27</meta:creation-date>
    <meta:document-statistic meta:table-count="0" meta:image-count="0" meta:object-count="0" meta:page-count="1" meta:paragraph-count="21" meta:word-count="121" meta:character-count="754"/>
    <dc:date>2015-08-02T15:01:21</dc:date>
    <meta:editing-duration>PT44S</meta:editing-duration>
    <meta:editing-cycles>1</meta:editing-cycles>
    <meta:generator>OpenOffice/4.0.1$Unix OpenOffice.org_project/401m5$Build-9714</meta:generator>
  </office:meta>
</office:document-meta>
</file>